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2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ne Time Costs</text:p>
          </table:table-cell>
          <table:table-cell/>
          <table:table-cell office:value-type="string" calcext:value-type="string">
            <text:p>Parts Cost (30)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Number of Badges</text:p>
          </table:table-cell>
          <table:table-cell office:value-type="string" calcext:value-type="string">
            <text:p>Cost per Badge</text:p>
          </table:table-cell>
          <table:table-cell office:value-type="string" calcext:value-type="string">
            <text:p>Badge Pric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st Run Part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DigiKey BOM</text:p>
          </table:table-cell>
          <table:table-cell office:value-type="currency" office:currency="USD" office:value="242.47" calcext:value-type="currency">
            <text:p>$242.47</text:p>
          </table:table-cell>
          <table:table-cell table:formula="of:=[.D3]*0.0975" office:value-type="currency" office:currency="USD" office:value="23.640825" calcext:value-type="currency">
            <text:p>$23.64</text:p>
          </table:table-cell>
          <table:table-cell table:style-name="ce1" table:formula="of:=SUM([.B$1:.B$1048576])+SUM([.D$1:.D$1048576])+SUM([.E$1:.E$1048576])" office:value-type="currency" office:currency="USD" office:value="528.613" calcext:value-type="currency">
            <text:p>$528.61</text:p>
          </table:table-cell>
          <table:table-cell table:style-name="ce1" office:value-type="currency" office:currency="USD" office:value="30" calcext:value-type="currency">
            <text:p>$30.00</text:p>
          </table:table-cell>
          <table:table-cell table:style-name="ce1" table:formula="of:=[.F3]/[.G3]" office:value-type="currency" office:currency="USD" office:value="17.6204333333333" calcext:value-type="currency">
            <text:p>$17.62</text:p>
          </table:table-cell>
          <table:table-cell office:value-type="float" office:value="30" calcext:value-type="float">
            <text:p>30</text:p>
          </table:table-cell>
          <table:table-cell table:style-name="ce1" table:formula="of:=([.I3]*[.G3])-[.F3]" office:value-type="currency" office:currency="USD" office:value="371.387" calcext:value-type="currency">
            <text:p>$371.39</text:p>
          </table:table-cell>
        </table:table-row>
        <table:table-row table:style-name="ro1">
          <table:table-cell office:value-type="string" calcext:value-type="string">
            <text:p>First run PCBs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string" calcext:value-type="string">
            <text:p>Boards</text:p>
          </table:table-cell>
          <table:table-cell office:value-type="currency" office:currency="USD" office:value="88" calcext:value-type="currency">
            <text:p>$88.00</text:p>
          </table:table-cell>
          <table:table-cell table:formula="of:=[.D4]*0.0975" office:value-type="currency" office:currency="USD" office:value="8.58" calcext:value-type="currency">
            <text:p>$8.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lder Paste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[.D5]*0.0975" office:value-type="currency" office:currency="USD" office:value="1.17" calcext:value-type="currency">
            <text:p>$1.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ina BOM</text:p>
          </table:table-cell>
          <table:table-cell office:value-type="currency" office:currency="USD" office:value="12.33" calcext:value-type="currency">
            <text:p>$12.33</text:p>
          </table:table-cell>
          <table:table-cell table:formula="of:=[.D6]*0.0975" office:value-type="currency" office:currency="USD" office:value="1.202175" calcext:value-type="currency">
            <text:p>$1.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tteries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D7]*0.0975" office:value-type="currency" office:currency="USD" office:value="2.925" calcext:value-type="currency">
            <text:p>$2.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ipping (digikey)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D8]*0.0975" office:value-type="currency" office:currency="USD" office:value="0.195" calcext:value-type="currency">
            <text:p>$0.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ipping (boards)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D9]*0.0975" office:value-type="currency" office:currency="USD" office:value="1.56" calcext:value-type="currency">
            <text:p>$1.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 office:value-type="currency" office:currency="USD" office:value="50.54" calcext:value-type="currency">
            <text:p>$50.54</text:p>
          </table:table-cell>
          <table:table-cell table:number-columns-repeated="6"/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22:05:19.529711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1:21:14.338484575</meta:creation-date>
    <dc:date>2022-12-13T22:05:42.032777732</dc:date>
    <meta:editing-duration>PT2H1M59S</meta:editing-duration>
    <meta:editing-cycles>7</meta:editing-cycles>
    <meta:generator>LibreOffice/7.0.4.2$Linux_X86_64 LibreOffice_project/00$Build-2</meta:generator>
    <meta:document-statistic meta:table-count="1" meta:cell-count="44" meta:object-count="0"/>
  </office:meta>
</office:document-meta>
</file>